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6cm" fo:min-width="4.64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18cm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4.6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0pt" style:font-size-complex="10pt"/>
    </style:style>
    <style:style style:name="P3" style:family="paragraph">
      <style:paragraph-properties fo:text-align="center"/>
      <style:text-properties fo:font-size="13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317cm" svg:height="1.778cm" svg:x="23.383cm" svg:y="5.889cm">
          <text:p text:style-name="P1"><text:span text:style-name="T1">Check Symbol </text:span></text:p>
          <text:p text:style-name="P1"><text:span text:style-name="T1">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358cm" svg:height="2.54cm" svg:x="10.574cm" svg:y="5.508cm">
          <text:p text:style-name="P1"><text:span text:style-name="T2">Prese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4" draw:id="id14" draw:layer="layout" svg:width="5.317cm" svg:height="1.778cm" svg:x="3.833cm" svg:y="5.889cm">
          <text:p text:style-name="P1"><text:span text:style-name="T1">Check Against</text:span></text:p>
          <text:p text:style-name="P1"><text:span text:style-name="T1">Keyw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316cm" svg:height="1.778cm" svg:x="9.595cm" svg:y="1.952cm">
          <text:p text:style-name="P1"><text:span text:style-name="T1">It is a Reserved 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17cm" svg:height="1.778cm" svg:x="16.441cm" svg:y="5.889cm">
          <text:p text:style-name="P1"><text:span text:style-name="T1">It’s a User Defined</text:span></text:p>
          <text:p text:style-name="P1"><text:span text:style-name="T1">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2.253cm" svg:y1="5.508cm" svg:x2="12.253cm" svg:y2="3.73cm" draw:start-shape="id1" draw:start-glue-point="4" draw:end-shape="id2" draw:end-glue-point="2" svg:d="M12253 5508v-1778" svg:viewBox="0 0 1 1779">
          <text:p text:style-name="P1"><text:span text:style-name="T3">No</text:span><text:span text:style-name="T4"> <text:s text:c="5"/></text:span></text:p>
        </draw:connector>
        <draw:connector draw:style-name="gr4" draw:text-style-name="P5" draw:layer="layout" draw:type="curve" svg:x1="13.932cm" svg:y1="6.778cm" svg:x2="16.441cm" svg:y2="6.778cm" draw:start-shape="id1" draw:start-glue-point="7" draw:end-shape="id3" draw:end-glue-point="3" svg:d="M13932 6778h2509" svg:viewBox="0 0 2510 1">
          <text:p text:style-name="P1"><text:span text:style-name="T3">Yes</text:span></text:p>
          <text:p text:style-name="P1"><text:span text:style-name="T5"/></text:p>
        </draw:connector>
        <draw:custom-shape draw:style-name="gr2" draw:text-style-name="P3" xml:id="id5" draw:id="id5" draw:layer="layout" svg:width="3.358cm" svg:height="2.54cm" svg:x="24.362cm" svg:y="9.318cm">
          <text:p text:style-name="P1"><text:span text:style-name="T2">Prese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1.758cm" svg:y1="6.778cm" svg:x2="23.383cm" svg:y2="6.778cm" draw:start-shape="id3" draw:start-glue-point="1" draw:end-shape="id4" draw:end-glue-point="3" svg:d="M21758 6778h1625" svg:viewBox="0 0 1626 1">
          <text:p/>
        </draw:connector>
        <draw:connector draw:style-name="gr5" draw:text-style-name="P5" draw:layer="layout" draw:type="curve" svg:x1="26.041cm" svg:y1="7.667cm" svg:x2="26.041cm" svg:y2="9.318cm" draw:start-shape="id4" draw:start-glue-point="2" draw:end-shape="id5" svg:d="M26041 7667v1651" svg:viewBox="0 0 1 1652">
          <text:p/>
        </draw:connector>
        <draw:custom-shape draw:style-name="gr1" draw:text-style-name="P2" xml:id="id6" draw:id="id6" draw:layer="layout" svg:width="5.317cm" svg:height="1.778cm" svg:x="23.383cm" svg:y="13.573cm">
          <text:p text:style-name="P1"><text:span text:style-name="T1">Throw Unknown</text:span></text:p>
          <text:p text:style-name="P1"><text:span text:style-name="T1">Symbol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26.041cm" svg:y1="11.858cm" svg:x2="26.041cm" svg:y2="13.573cm" draw:start-shape="id5" draw:start-glue-point="6" draw:end-shape="id6" svg:d="M26041 11858v1715" svg:viewBox="0 0 1 1716">
          <text:p text:style-name="P1"><text:span text:style-name="T3">No <text:s text:c="6"/></text:span></text:p>
        </draw:connector>
        <draw:custom-shape draw:style-name="gr1" draw:text-style-name="P7" xml:id="id7" draw:id="id7" draw:layer="layout" svg:width="5.317cm" svg:height="1.778cm" svg:x="16.441cm" svg:y="9.699cm">
          <text:p text:style-name="P1"><text:span text:style-name="T3">Retrieve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24.362cm" svg:y1="10.588cm" svg:x2="21.758cm" svg:y2="10.588cm" draw:start-shape="id5" draw:start-glue-point="5" draw:end-shape="id7" draw:end-glue-point="1" svg:d="M24362 10588h-2604" svg:viewBox="0 0 2605 1">
          <text:p text:style-name="P1"><text:span text:style-name="T3">Yes</text:span></text:p>
          <text:p text:style-name="P1"><text:span text:style-name="T3"/></text:p>
        </draw:connector>
        <draw:custom-shape draw:style-name="gr2" draw:text-style-name="P3" xml:id="id8" draw:id="id8" draw:layer="layout" svg:width="3.358cm" svg:height="2.54cm" svg:x="10.574cm" svg:y="9.318cm">
          <text:p text:style-name="P1"><text:span text:style-name="T2">Correct </text:span></text:p>
          <text:p text:style-name="P1"><text:span text:style-name="T2">Typ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6.441cm" svg:y1="10.588cm" svg:x2="13.932cm" svg:y2="10.588cm" draw:start-shape="id7" draw:start-glue-point="3" draw:end-shape="id8" draw:end-glue-point="7" svg:d="M16441 10588h-2509" svg:viewBox="0 0 2510 1">
          <text:p/>
        </draw:connector>
        <draw:custom-shape draw:style-name="gr1" draw:text-style-name="P2" xml:id="id9" draw:id="id9" draw:layer="layout" svg:width="5.317cm" svg:height="1.778cm" svg:x="9.595cm" svg:y="13.572cm">
          <text:p text:style-name="P1"><text:span text:style-name="T1">Throw Type </text:span></text:p>
          <text:p text:style-name="P1"><text:span text:style-name="T1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12.253cm" svg:y1="11.858cm" svg:x2="12.253cm" svg:y2="13.572cm" draw:start-shape="id8" draw:start-glue-point="6" draw:end-shape="id9" draw:end-glue-point="0" svg:d="M12253 11858v1714" svg:viewBox="0 0 1 1715">
          <text:p text:style-name="P1"><text:span text:style-name="T3">No <text:s text:c="4"/></text:span></text:p>
        </draw:connector>
        <draw:custom-shape draw:style-name="gr6" draw:text-style-name="P7" xml:id="id13" draw:id="id13" draw:layer="layout" svg:width="1.905cm" svg:height="1.905cm" svg:x="5.539cm" svg:y="1.889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1" draw:id="id11" draw:layer="layout" svg:width="1.905cm" svg:height="1.905cm" svg:x="25.089cm" svg:y="16.875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2" draw:id="id12" draw:layer="layout" svg:width="1.905cm" svg:height="1.905cm" svg:x="5.539cm" svg:y="9.636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0" draw:id="id10" draw:layer="layout" svg:width="1.905cm" svg:height="1.905cm" svg:x="11.301cm" svg:y="16.875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2.253cm" svg:y1="15.35cm" svg:x2="12.254cm" svg:y2="16.875cm" draw:start-shape="id9" draw:start-glue-point="2" draw:end-shape="id10" draw:end-glue-point="4" svg:d="M12253 15350c0 1144 1 382 1 1525" svg:viewBox="0 0 2 1526">
          <text:p/>
        </draw:connector>
        <draw:connector draw:style-name="gr5" draw:text-style-name="P5" draw:layer="layout" draw:type="curve" svg:x1="26.041cm" svg:y1="15.351cm" svg:x2="26.042cm" svg:y2="16.875cm" draw:start-shape="id6" draw:start-glue-point="2" draw:end-shape="id11" draw:end-glue-point="4" svg:d="M26041 15351c0 1143 1 381 1 1524" svg:viewBox="0 0 2 1525">
          <text:p/>
        </draw:connector>
        <draw:connector draw:style-name="gr4" draw:text-style-name="P6" draw:layer="layout" draw:type="curve" svg:x1="10.574cm" svg:y1="10.588cm" svg:x2="7.444cm" svg:y2="10.589cm" draw:start-shape="id8" draw:start-glue-point="5" draw:end-shape="id12" draw:end-glue-point="10" svg:d="M10574 10588c-2347 0-783 1-3130 1" svg:viewBox="0 0 3131 2">
          <text:p text:style-name="P1"><text:span text:style-name="T3">Yes</text:span></text:p>
          <text:p text:style-name="P1"><text:span text:style-name="T3"/></text:p>
        </draw:connector>
        <draw:connector draw:style-name="gr5" draw:text-style-name="P5" draw:layer="layout" draw:type="curve" svg:x1="9.595cm" svg:y1="2.841cm" svg:x2="7.444cm" svg:y2="2.842cm" draw:start-shape="id2" draw:start-glue-point="3" draw:end-shape="id13" draw:end-glue-point="10" svg:d="M9595 2841c-1612 0-537 1-2151 1" svg:viewBox="0 0 2152 2">
          <text:p/>
        </draw:connector>
        <draw:connector draw:style-name="gr5" draw:text-style-name="P5" draw:layer="layout" draw:type="curve" svg:x1="9.15cm" svg:y1="6.778cm" svg:x2="10.574cm" svg:y2="6.778cm" draw:start-shape="id14" draw:start-glue-point="1" draw:end-shape="id1" svg:d="M9150 6778h1424" svg:viewBox="0 0 1425 1">
          <text:p/>
        </draw:connector>
        <draw:custom-shape draw:style-name="gr6" draw:text-style-name="P7" xml:id="id15" draw:id="id15" draw:layer="layout" svg:width="1.905cm" svg:height="1.905cm" svg:x="1.127cm" svg:y="5.826cm">
          <text:p text:style-name="P1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3.032cm" svg:y1="6.779cm" svg:x2="3.833cm" svg:y2="6.778cm" draw:start-shape="id15" draw:start-glue-point="10" draw:end-shape="id14" draw:end-glue-point="3" svg:d="M3032 6779c600 0 200-1 801-1" svg:viewBox="0 0 8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3:04:09.827804131</meta:creation-date>
    <dc:date>2017-09-30T13:39:40.432239208</dc:date>
    <meta:editing-duration>PT4M47S</meta:editing-duration>
    <meta:editing-cycles>3</meta:editing-cycles>
    <meta:generator>LibreOffice/5.3.1.2$Linux_X86_64 LibreOffice_project/30m0$Build-2</meta:generator>
    <meta:document-statistic meta:object-count="29"/>
  </office:meta>
</office:document-meta>
</file>